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2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3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12-17 0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10-16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6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4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2-12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12-11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10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8-0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6-1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4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2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12-13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10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9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9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8-0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6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5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3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8-01-1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11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10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9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1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9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09301</text:p>
          </table:table-cell>
          <table:table-cell office:value-type="string" calcext:value-type="string">
            <text:p>195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98" meta:object-count="0"/>
    <meta:user-defined meta:name="AppVersion">3.0</meta:user-defined>
  </office:meta>
</office:document-meta>
</file>